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1" style:family="table-row">
      <style:table-row-properties style:min-row-height="2.487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20427b" officeooo:paragraph-rsid="0020427b"/>
    </style:style>
    <style:style style:name="P2" style:family="paragraph" style:parent-style-name="Text_20_body">
      <style:text-properties fo:font-weight="bold" officeooo:rsid="0020427b" officeooo:paragraph-rsid="0020427b" style:font-weight-asian="bold" style:font-weight-complex="bold"/>
    </style:style>
    <style:style style:name="P3" style:family="paragraph" style:parent-style-name="Título_20_de_20_versalita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1" fo:font-size="14pt" style:font-name-asian="Droid Sans Fallback" style:font-size-asian="14pt" style:font-name-complex="Noto Sans Devanagari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1" fo:font-size="14pt" officeooo:rsid="0020427b" officeooo:paragraph-rsid="0020427b" style:font-name-asian="Droid Sans Fallback" style:font-size-asian="14pt" style:font-name-complex="Noto Sans Devanagari" style:font-size-complex="14pt"/>
    </style:style>
    <style:style style:name="T1" style:family="text">
      <style:text-properties officeooo:rsid="002042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PTP «Juan de Jesus Montilla» PNFI</text:p>
      <text:p text:style-name="P3">Ficha de presentación del PST II Sección: 331 <text:span text:style-name="T4">Lapso 2019-I</text:span></text:p>
      <table:table table:name="Tabla1" table:style-name="Tabla1">
        <table:table-column table:style-name="Tabla1.A" table:number-columns-repeated="2"/>
        <table:table-row table:style-name="Tabla1.1">
          <table:table-cell table:style-name="Tabla1.A1" table:number-columns-spanned="2" office:value-type="string">
            <text:p text:style-name="Título_20_de_20_versalitas">Datos comunidad</text:p>
            <text:p text:style-name="Text_20_body"><text:span text:style-name="T2">Nombre</text:span>: Unidad Educativa Nacional «Villas del Pilar»</text:p>
            <text:p text:style-name="Text_20_body"><text:span text:style-name="T2">Dirección</text:span>:</text:p>
            <text:p text:style-name="Text_20_body"><text:span text:style-name="T2">Telefono(s)</text:span>:</text:p>
            <text:p text:style-name="Text_20_body"><text:span text:style-name="T2">Correo</text:span>: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Título_20_de_20_versalitas">Datos de la persona de enlace con la comundidad</text:p>
          </table:table-cell>
          <table:covered-table-cell/>
        </table:table-row>
        <table:table-row>
          <table:table-cell table:style-name="Tabla1.A3" office:value-type="string">
            <text:p text:style-name="Text_20_body"><text:span text:style-name="T2">Nombre</text:span>: Yanez</text:p>
            <text:p text:style-name="Text_20_body"><text:span text:style-name="T2">Cargo</text:span>: <text:span text:style-name="T1">Directora</text:span></text:p>
            <text:p text:style-name="P1"><text:span text:style-name="T2">Telefono(s)</text:span>:</text:p>
          </table:table-cell>
          <table:table-cell table:style-name="Tabla1.A2" office:value-type="string">
            <text:p text:style-name="P1"><text:span text:style-name="T2">Dirección</text:span>:</text:p>
            <text:p text:style-name="P2">Departamento<text:span text:style-name="T3">:</text:span></text:p>
            <text:p text:style-name="P2">Correo<text:span text:style-name="T3">:</text:span></text:p>
          </table:table-cell>
        </table:table-row>
        <table:table-row>
          <table:table-cell table:style-name="Tabla1.A2" table:number-columns-spanned="2" office:value-type="string">
            <text:p text:style-name="P5">Datos tutor</text:p>
          </table:table-cell>
          <table:covered-table-cell/>
        </table:table-row>
        <table:table-row>
          <table:table-cell table:style-name="Tabla1.A3" office:value-type="string">
            <text:p text:style-name="P4"/>
          </table:table-cell>
          <table:table-cell table:style-name="Tabla1.A2" office:value-type="string">
            <text:p text:style-name="P4"/>
          </table:table-cell>
        </table:table-row>
        <table:table-row>
          <table:table-cell table:style-name="Tabla1.A3" office:value-type="string">
            <text:p text:style-name="P4"/>
          </table:table-cell>
          <table:table-cell table:style-name="Tabla1.A2" office:value-type="string">
            <text:p text:style-name="P4"/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fo:font-variant="small-cap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Versalitas" style:family="paragraph" style:parent-style-name="Text_20_body">
      <style:text-properties fo:font-variant="small-caps"/>
    </style:style>
    <style:style style:name="Título_20_de_20_versalitas" style:display-name="Título de versalitas" style:family="paragraph" style:parent-style-name="Heading">
      <style:paragraph-properties fo:text-align="center" style:justify-single-word="false"/>
      <style:text-properties fo:font-variant="small-caps" style:font-name="Liberation Serif1" fo:font-family="'Liberation Serif'" style:font-style-name="Normal" style:font-family-generic="roman" style:font-pitch="variabl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González</meta:initial-creator>
    <meta:creation-date>2019-05-02T18:08:57.055250594</meta:creation-date>
    <dc:date>2019-05-02T19:10:41.660195591</dc:date>
    <dc:creator>Lawrence González</dc:creator>
    <meta:editing-duration>PT32S</meta:editing-duration>
    <meta:editing-cycles>1</meta:editing-cycles>
    <meta:document-statistic meta:table-count="1" meta:image-count="0" meta:object-count="0" meta:page-count="1" meta:paragraph-count="15" meta:word-count="47" meta:character-count="317" meta:non-whitespace-character-count="285"/>
    <meta:generator>LibreOffice/6.1.5.2$Linux_X86_64 LibreOffice_project/10$Build-2</meta:generator>
  </office:meta>
</office:document-meta>
</file>